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1.363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fo:min-height="1.8cm"/>
    </style:style>
    <style:style style:name="pr6" style:family="presentation" style:parent-style-name="Default-title">
      <style:graphic-properties draw:auto-grow-height="true" fo:min-height="1.4cm"/>
    </style:style>
    <style:style style:name="pr7" style:family="presentation" style:parent-style-name="Default-title">
      <style:graphic-properties fo:min-height="1.763cm"/>
    </style:style>
    <style:style style:name="pr8" style:family="presentation" style:parent-style-name="Default-title">
      <style:graphic-properties fo:min-height="0.2cm"/>
    </style:style>
    <style:style style:name="pr9" style:family="presentation" style:parent-style-name="Default-title">
      <style:graphic-properties fo:min-height="1.563cm"/>
    </style:style>
    <style:style style:name="pr10" style:family="presentation" style:parent-style-name="Default-title">
      <style:graphic-properties fo:min-height="1.2cm"/>
    </style:style>
    <style:style style:name="pr11" style:family="presentation" style:parent-style-name="Default-title">
      <style:graphic-properties fo:min-height="1.4cm"/>
    </style:style>
    <style:style style:name="pr12" style:family="presentation" style:parent-style-name="Default-title">
      <style:graphic-properties fo:min-height="1.963cm"/>
    </style:style>
    <style:style style:name="pr13" style:family="presentation" style:parent-style-name="Default-title">
      <style:graphic-properties fo:min-height="2.163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text-properties fo:font-size="24pt" fo:text-shadow="1pt 1pt" style:font-size-asian="24pt" style:font-size-complex="24pt"/>
    </style:style>
    <style:style style:name="P3" style:family="paragraph">
      <style:paragraph-properties fo:text-align="start"/>
    </style:style>
    <style:style style:name="P4" style:family="paragraph">
      <style:paragraph-properties fo:margin-top="0cm" fo:margin-bottom="0.3cm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paragraph-properties fo:margin-left="0cm" fo:margin-right="0cm" fo:text-indent="0cm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text-properties fo:font-size="20pt" style:font-size-asian="20pt" style:font-size-complex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fo:text-shadow="1pt 1pt" style:font-size-asian="24pt" style:font-size-complex="24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fo:text-shadow="1pt 1pt" style:font-size-asian="16pt" style:font-size-complex="16pt"/>
    </style:style>
    <style:style style:name="T6" style:family="text">
      <style:text-properties fo:font-size="16pt" fo:text-shadow="none" style:font-size-asian="16pt" style:font-size-complex="16pt"/>
    </style:style>
    <style:style style:name="T7" style:family="text">
      <style:text-properties fo:text-shadow="none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style:font-name="Liberation Sans1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text-style-name="P1" draw:layer="layout" svg:width="25.199cm" svg:height="3.506cm" svg:x="0.601cm" svg:y="8cm" presentation:class="title" presentation:user-transformed="true">
          <draw:text-box>
            <text:p><text:span text:style-name="T1">Domain interview question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1.8cm" svg:height="1.363cm" svg:x="0.6cm" svg:y="0.837cm" presentation:class="title" presentation:user-transformed="true">
          <draw:text-box>
            <text:list text:style-name="L1">
              <text:list-header>
                <text:p text:style-name="P2"><text:span text:style-name="T2">Interviewer: Siva kathikeya</text:span></text:p>
              </text:list-header>
            </text:list>
          </draw:text-box>
        </draw:frame>
        <draw:frame presentation:style-name="pr4" draw:layer="layout" svg:width="25.199cm" svg:height="17.8cm" svg:x="0.801cm" svg:y="2.2cm" presentation:class="outline" presentation:user-transformed="true">
          <draw:text-box>
            <text:list text:style-name="L2">
              <text:list-header>
                <text:p text:style-name="P3"><text:span text:style-name="T3">1) Why can't register variables are declared as global?</text:span></text:p>
              </text:list-header>
            </text:list>
            <text:p text:style-name="P3"><text:span text:style-name="T3">2) difference b/w declaration and defination?</text:span></text:p>
            <text:p text:style-name="P3"><text:span text:style-name="T3">3) storage class specifiers?</text:span></text:p>
            <text:p text:style-name="P3"><text:span text:style-name="T3">4) difference b/w structures and unions?</text:span></text:p>
            <text:p text:style-name="P3"><text:span text:style-name="T3">5) difference b/w pointers and array?</text:span></text:p>
            <text:p text:style-name="P3"><text:span text:style-name="T3">6) importance of pointers?</text:span></text:p>
            <text:p text:style-name="P3"><text:span text:style-name="T3">7) write a recursive MAKE file</text:span></text:p>
            <text:p text:style-name="P3"><text:span text:style-name="T3">8) write a bitwise pgm to find the number whether it is power of two or not?</text:span></text:p>
            <text:p text:style-name="P3"><text:span text:style-name="T3">9) deleting a mid node in doubly linked list</text:span></text:p>
            <text:p text:style-name="P3"><text:span text:style-name="T3">10) quick sort and merge sort a lgorithm</text:span></text:p>
            <text:p text:style-name="P3"><text:span text:style-name="T3">11) deletion of node in BST</text:span></text:p>
            <text:p text:style-name="P3"><text:span text:style-name="T3">12) difference b/w semaphore and mutex</text:span></text:p>
            <text:p text:style-name="P3"><text:span text:style-name="T3">13) IPC mechanisms</text:span></text:p>
            <text:p text:style-name="P3"><text:span text:style-name="T3">14) difference b/w thread and process</text:span></text:p>
            <text:p text:style-name="P3"><text:span text:style-name="T3">15) Booting process</text:span></text:p>
            <text:p text:style-name="P3"><text:span text:style-name="T3">16) what is parity inversion and how to avoid the same</text:span></text:p>
            <text:p text:style-name="P3"><text:span text:style-name="T3">17) paging, demand paging</text:span></text:p>
            <text:p text:style-name="P3"><text:span text:style-name="T3">18) what is VFS?</text:span></text:p>
            <text:p text:style-name="P3"><text:span text:style-name="T3">19) Major and Minor numbers</text:span></text:p>
            <text:p text:style-name="P3"><text:span text:style-name="T3">20) deadlock and starvation</text:span></text:p>
            <text:p text:style-name="P3"><text:span text:style-name="T3">21) pseudo character device</text:span>s</text:p>
            <text:p text:style-name="P4"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13.399cm" svg:height="1.8cm" svg:x="0.801cm" svg:y="0.8cm" presentation:class="title" presentation:user-transformed="true">
          <draw:text-box>
            <text:p text:style-name="P5"><text:span text:style-name="T2">Interviewer: Kiran and Prabhu</text:span></text:p>
          </draw:text-box>
        </draw:frame>
        <draw:frame presentation:style-name="pr4" draw:text-style-name="P6" draw:layer="layout" svg:width="25.199cm" svg:height="15.8cm" svg:x="1.4cm" svg:y="2.6cm" presentation:class="outline" presentation:user-transformed="true">
          <draw:text-box>
            <text:list text:style-name="L3">
              <text:list-item>
                <text:p text:style-name="P3"><text:span text:style-name="T4"><text:s text:c="4"/></text:span><text:span text:style-name="T4">Insert a node in a single linked list</text:span></text:p>
              </text:list-item>
              <text:list-item>
                <text:p text:style-name="P3"><text:span text:style-name="T4"><text:s text:c="4"/></text:span><text:span text:style-name="T4">Delete a node in a double linked list.</text:span></text:p>
              </text:list-item>
              <text:list-item>
                <text:p text:style-name="P3"><text:span text:style-name="T4"><text:s text:c="4"/></text:span><text:span text:style-name="T4">Print all nodes of a single linked list.</text:span></text:p>
              </text:list-item>
              <text:list-item>
                <text:p text:style-name="P3"><text:span text:style-name="T4"><text:s text:c="4"/></text:span><text:span text:style-name="T4">Basics of C on type qualifiers and storage class specifiers.</text:span></text:p>
              </text:list-item>
              <text:list-item>
                <text:p text:style-name="P3"><text:span text:style-name="T4"><text:s text:c="4"/></text:span><text:span text:style-name="T4">Check whether the number is even or odd using bitwise operator.</text:span></text:p>
              </text:list-item>
              <text:list-item>
                <text:p text:style-name="P3"><text:span text:style-name="T4"><text:s text:c="4"/></text:span><text:span text:style-name="T4">Convert a character from lower case to upper case and vice versa using bitwise operator.</text:span></text:p>
              </text:list-item>
              <text:list-item>
                <text:p text:style-name="P3"><text:span text:style-name="T4"><text:s text:c="4"/></text:span><text:span text:style-name="T4">Reverse a number using bitwise operator.</text:span></text:p>
              </text:list-item>
              <text:list-item>
                <text:p text:style-name="P3"><text:span text:style-name="T4"><text:s text:c="4"/></text:span><text:span text:style-name="T4">Use all storage class specifiers and write a code.</text:span></text:p>
              </text:list-item>
              <text:list-item>
                <text:p text:style-name="P3"><text:span text:style-name="T4"><text:s text:c="4"/></text:span><text:span text:style-name="T4">Use union inside a structure</text:span></text:p>
              </text:list-item>
              <text:list-item>
                <text:p text:style-name="P3"><text:span text:style-name="T4"><text:s text:c="4"/></text:span><text:span text:style-name="T4">In a string reverse a given word.</text:span></text:p>
              </text:list-item>
              <text:list-item>
                <text:p text:style-name="P3"><text:span text:style-name="T4"><text:s text:c="4"/></text:span><text:span text:style-name="T4">Concatenate two different linked lists and sort it.</text:span></text:p>
              </text:list-item>
              <text:list-item>
                <text:p text:style-name="P3"><text:span text:style-name="T4"><text:s text:c="2"/></text:span><text:span text:style-name="T4">Write a program to print even and odd numbers using two different threads <text:s/>synchronously avoiding <text:s text:c="12"/>deadlock and zombie.</text:span></text:p>
              </text:list-item>
              <text:list-item>
                <text:p text:style-name="P3"><text:span text:style-name="T4"><text:s text:c="4"/></text:span><text:span text:style-name="T4">Implement stack using array.</text:span></text:p>
              </text:list-item>
              <text:list-item>
                <text:p text:style-name="P3"><text:span text:style-name="T4"><text:s text:c="4"/></text:span><text:span text:style-name="T4">Implement stack using linked list.</text:span></text:p>
              </text:list-item>
            </text:list>
            <text:p><text:span text:style-name="T4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text-style-name="P2" draw:layer="layout" svg:width="8.2cm" svg:height="1.4cm" svg:x="1.4cm" svg:y="0.4cm" presentation:class="title" presentation:user-transformed="true">
          <draw:text-box>
            <text:p text:style-name="P2"><text:span text:style-name="T2">Interviewer: <text:s/>Kiran</text:span></text:p>
          </draw:text-box>
        </draw:frame>
        <draw:frame presentation:style-name="pr4" draw:layer="layout" svg:width="25.199cm" svg:height="17cm" svg:x="1.6cm" svg:y="2.2cm" presentation:class="outline" presentation:user-transformed="true">
          <draw:text-box>
            <text:list text:style-name="L2">
              <text:list-header>
                <text:p text:style-name="P7"><text:span text:style-name="T5">1</text:span><text:span text:style-name="T6">)difference between array and pointer</text:span></text:p>
                <text:p text:style-name="P7"><text:span text:style-name="T6">2)given 2 unsorted linked lists ,merge them in ascending order(sorting)</text:span></text:p>
                <text:p text:style-name="P7"><text:span text:style-name="T6">3)finding a subtree in a given main tree in BST</text:span></text:p>
                <text:p text:style-name="P7"><text:span text:style-name="T6">4)how to check stack grows downwards without using stack frame</text:span></text:p>
                <text:p text:style-name="P7"><text:span text:style-name="T6">5)how do you change the value of variable declared as const int a inside a <text:s/>function <text:s/>without using pointer</text:span></text:p>
                <text:p text:style-name="P7"><text:span text:style-name="T6">6)program to check number of set bits in a number</text:span></text:p>
                <text:p text:style-name="P7"><text:span text:style-name="T6">7)program to reverse bits of a integer number</text:span></text:p>
                <text:p text:style-name="P7"><text:span text:style-name="T6">8)write macro for printf</text:span></text:p>
                <text:p text:style-name="P7"><text:span text:style-name="T6">9)what is difference between process and thread</text:span></text:p>
                <text:p text:style-name="P7"><text:span text:style-name="T6">10)explain cow mechanism</text:span></text:p>
                <text:p text:style-name="P7"><text:span text:style-name="T6">11)explain difference between mutex and semaphore</text:span></text:p>
                <text:p text:style-name="P7"><text:span text:style-name="T6">12)how system call works in detail.</text:span></text:p>
                <text:p text:style-name="P7"><text:span text:style-name="T6">13)write your own system call handler.</text:span></text:p>
                <text:p text:style-name="P7"><text:span text:style-name="T7"><text:s text:c="4"/>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text-style-name="P5" draw:layer="layout" svg:width="12.2cm" svg:height="1.763cm" svg:x="0.2cm" svg:y="0.437cm" presentation:class="title" presentation:user-transformed="true">
          <draw:text-box>
            <text:p text:style-name="P5"><text:span text:style-name="T8">Interviewer: Siva karthikeya</text:span></text:p>
          </draw:text-box>
        </draw:frame>
        <draw:frame presentation:style-name="pr4" draw:layer="layout" svg:width="25.199cm" svg:height="18.2cm" svg:x="1.2cm" svg:y="2.2cm" presentation:class="outline" presentation:user-transformed="true">
          <draw:text-box>
            <text:p>1. <text:s/><text:span text:style-name="T9">write a generic Make file</text:span></text:p>
            <text:p><text:span text:style-name="T9">2. <text:s/>kmod.c (pseudo character device )</text:span></text:p>
            <text:p><text:span text:style-name="T9">3. <text:s/>major and minor number</text:span></text:p>
            <text:p><text:span text:style-name="T9">4. <text:s/>vfs</text:span></text:p>
            <text:p><text:span text:style-name="T9">5. <text:s/>demand paging, swapping, page walk</text:span></text:p>
            <text:p><text:span text:style-name="T9">6. <text:s/>gdb commands</text:span></text:p>
            <text:p><text:span text:style-name="T9">7. <text:s/>ipc mechanism advantages and disadvantages of each</text:span></text:p>
            <text:p><text:span text:style-name="T9">8. <text:s/>difference between threads and mutex</text:span></text:p>
            <text:p><text:span text:style-name="T9">9. <text:s/>single link list add a middle and delete</text:span></text:p>
            <text:p><text:span text:style-name="T9">10. detecting a loop in singly link list</text:span></text:p>
            <text:p><text:span text:style-name="T9">11. stack frame</text:span></text:p>
            <text:p><text:span text:style-name="T9">12. binary search tree insert</text:span></text:p>
            <text:p><text:span text:style-name="T9">13. sorting techniques logic</text:span></text:p>
            <text:p><text:span text:style-name="T9">14. pointers snippets</text:span></text:p>
            <text:p><text:span text:style-name="T9">15. return the next divisible of 4 using bitwise</text:span></text:p>
            <text:p><text:span text:style-name="T9">16. bit fields</text:span></text:p>
            <text:p><text:span text:style-name="T9">17. storage classes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8" draw:text-style-name="P5" draw:layer="layout" svg:width="12cm" svg:height="0.954cm" svg:x="0.6cm" svg:y="1.024cm" presentation:class="title" presentation:user-transformed="true">
          <draw:text-box>
            <text:p><text:span text:style-name="T8">Interviewer : Jaspreet Singh.</text:span></text:p>
          </draw:text-box>
        </draw:frame>
        <draw:frame presentation:style-name="pr4" draw:text-style-name="P6" draw:layer="layout" svg:width="25.199cm" svg:height="15.8cm" svg:x="1.4cm" svg:y="2.8cm" presentation:class="outline" presentation:user-transformed="true">
          <draw:text-box>
            <text:p><text:span text:style-name="T4">1) write your own atoi function.</text:span></text:p>
            <text:p><text:span text:style-name="T4">2) find the second largest element in the array.</text:span></text:p>
            <text:p><text:span text:style-name="T4">3) WAP to find <text:s/>factorial of given number using recursion and without recursion.</text:span></text:p>
            <text:p><text:span text:style-name="T4">4) WAP to check whether the given no is prime or not.</text:span></text:p>
            <text:p><text:span text:style-name="T4">5) WAP to print Fibonacci series <text:s/>using recursion and without recursion.</text:span></text:p>
            <text:p><text:span text:style-name="T4">6) To set, clear and toggle particular bit .</text:span></text:p>
            <text:p><text:span text:style-name="T4">7) Reverse a string using recursion.</text:span></text:p>
            <text:p><text:span text:style-name="T4">8) WAP to check whether the given number is positive or negative using bitwise.</text:span></text:p>
            <text:p><text:span text:style-name="T4">9) WAP to check whether the given number is even or odd using bitwise.</text:span></text:p>
            <text:p><text:span text:style-name="T4">10) WAP of strstr.</text:span></text:p>
            <text:p><text:span text:style-name="T4">11) storage class.</text:span></text:p>
            <text:p><text:span text:style-name="T4">12) memory layout .</text:span></text:p>
            <text:p><text:span text:style-name="T4">13) Data types and size of each data type.</text:span></text:p>
            <text:p><text:span text:style-name="T4">14) why we use static function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5" draw:layer="layout" svg:width="12.2cm" svg:height="1.563cm" svg:x="0.6cm" svg:y="0.837cm" presentation:class="title" presentation:user-transformed="true">
          <draw:text-box>
            <text:p><text:span text:style-name="T8">Interviewer : Jaspreet Singh.</text:span></text:p>
          </draw:text-box>
        </draw:frame>
        <draw:frame presentation:style-name="pr4" draw:layer="layout" svg:width="25.199cm" svg:height="16.4cm" svg:x="1.4cm" svg:y="2.6cm" presentation:class="outline" presentation:user-transformed="true">
          <draw:text-box>
            <text:p>1) Implement stack.</text:p>
            <text:p>2) Implement Queue.</text:p>
            <text:p>3) reverse a linked list.</text:p>
            <text:p>4) delete the middle element in a linked list.</text:p>
            <text:p>5) Binary search program.</text:p>
            <text:p>6) Bubble sort and insertion sort program.</text:p>
            <text:p>7) All DS concept stack, Queue, Linked List, Sorting techniques, BST.</text:p>
            <text:p>8) IPC Mechanism.</text:p>
            <text:p>9) Memory management.</text:p>
            <text:p>10) task Management.</text:p>
            <text:p>11) Differance between process and thread.</text:p>
            <text:p>12) Differance between fork and vfork.</text:p>
            <text:p>13) page walk.</text:p>
            <text:p>14) page fault.</text:p>
            <text:p>15)Differance between semaphor and mutex.</text:p>
            <text:p>16) TCP header.</text:p>
            <text:p>17) UDP header.</text:p>
            <text:p>18) ARP working.</text:p>
            <text:p>19) OSI layers.</text:p>
            <text:p>20) port number ranges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2" draw:layer="layout" svg:width="8.2cm" svg:height="1.2cm" svg:x="0.6cm" svg:y="1cm" presentation:class="title" presentation:user-transformed="true">
          <draw:text-box>
            <text:p text:style-name="P5"><text:span text:style-name="T2">Interviewer : Ankit D</text:span></text:p>
          </draw:text-box>
        </draw:frame>
        <draw:frame presentation:style-name="pr4" draw:layer="layout" svg:width="25.199cm" svg:height="16.4cm" svg:x="1.4cm" svg:y="2.8cm" presentation:class="outline" presentation:user-transformed="true">
          <draw:text-box>
            <text:p>1.print binary of a integer</text:p>
            <text:p>2.little endian and big endian</text:p>
            <text:p>3.if a bit is set to 0 toggle it as 1 and if it is 1 keep it as it is</text:p>
            <text:p>4.storage class and storage class specifier</text:p>
            <text:p>5.pointer to a integer, pointer to a array of integer</text:p>
            <text:p>6.char array and string constant</text:p>
            <text:p>7.passing a integer array in a function and modifying there will affect your array or not</text:p>
            <text:p>8.segmentation fault</text:p>
            <text:p>9.function pointer and its application(call back mechanism)</text:p>
            <text:p>10.call back mechanism</text:p>
            <text:p>11.structure padding</text:p>
            <text:p>12.structure packing</text:p>
            <text:p>13.gcc options</text:p>
            <text:p>14.valgrind</text:p>
            <text:p>15.memory leak</text:p>
            <text:p>16.use of gdb</text:p>
            <text:p>17.application building process</text:p>
            <text:p>18.SVN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0" draw:text-style-name="P2" draw:layer="layout" svg:width="7.8cm" svg:height="1.2cm" svg:x="0.6cm" svg:y="1cm" presentation:class="title" presentation:user-transformed="true">
          <draw:text-box>
            <text:p text:style-name="P5"><text:span text:style-name="T2">Interviewer : Ankit D</text:span></text:p>
          </draw:text-box>
        </draw:frame>
        <draw:frame presentation:style-name="pr4" draw:layer="layout" svg:width="25.199cm" svg:height="18.4cm" svg:x="1.4cm" svg:y="2.2cm" presentation:class="outline" presentation:user-transformed="true">
          <draw:text-box>
            <text:p>1. Execution of a process</text:p>
            <text:p>2.booting process</text:p>
            <text:p>3.UEFI</text:p>
            <text:p>4.CFS</text:p>
            <text:p>5.Device driver</text:p>
            <text:p>6.IOCTL &amp; FCTL</text:p>
            <text:p>7.file_operations structure in kmod.c</text:p>
            <text:p>8.insmod and rmod</text:p>
            <text:p>9.steps in kernel configuration</text:p>
            <text:p>10.fork and vfork with applications</text:p>
            <text:p>12.exec famils prototypes</text:p>
            <text:p>13.bash &amp; sh</text:p>
            <text:p>14.process and threads</text:p>
            <text:p>15.IPC mechanism</text:p>
            <text:p>16.difference between pipe and mkfifo</text:p>
            <text:p>17.different file systems</text:p>
            <text:p>18.why virtual file system</text:p>
            <text:p>19.page dump and page walk</text:p>
            <text:p>20.mutex and semaphore</text:p>
            <text:p>21.why semaphore when mutex is available</text:p>
            <text:p>22.what is context switch</text:p>
            <text:p>23.what is interrupt</text:p>
            <text:p>24.difference between context switch and interrupt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text-style-name="P2" draw:layer="layout" svg:width="7.8cm" svg:height="1.2cm" svg:x="0.6cm" svg:y="1cm" presentation:class="title" presentation:user-transformed="true">
          <draw:text-box>
            <text:p text:style-name="P5"><text:span text:style-name="T2">Interviewer : Ankit D</text:span></text:p>
          </draw:text-box>
        </draw:frame>
        <draw:frame presentation:style-name="pr4" draw:text-style-name="P8" draw:layer="layout" svg:width="25.199cm" svg:height="15.6cm" svg:x="1.4cm" svg:y="3.2cm" presentation:class="outline" presentation:user-transformed="true">
          <draw:text-box>
            <text:p><text:span text:style-name="T10">1.every sorting algorithm</text:span></text:p>
            <text:p><text:span text:style-name="T10">2.application for each sorting</text:span></text:p>
            <text:p><text:span text:style-name="T10">3.searching</text:span></text:p>
            <text:p><text:span text:style-name="T10">4.write quick and merge sort functions and explain</text:span></text:p>
            <text:p><text:span text:style-name="T10"/></text:p>
            <text:p><text:span text:style-name="T10">NETWORKING</text:span></text:p>
            <text:p><text:span text:style-name="T10">1.DHCP</text:span></text:p>
            <text:p><text:span text:style-name="T10">2.ICMP</text:span></text:p>
            <text:p><text:span text:style-name="T10">3.bind()</text:span></text:p>
            <text:p><text:span text:style-name="T10">4.ping()</text:span></text:p>
            <text:p><text:span text:style-name="T10">5.DNS</text:span></text:p>
            <text:p><text:span text:style-name="T10">6.how data will be sent from one subnet to other subne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1" draw:text-style-name="P5" draw:layer="layout" svg:width="9.8cm" svg:height="1.4cm" svg:x="0.6cm" svg:y="0.4cm" presentation:class="title" presentation:user-transformed="true">
          <draw:text-box>
            <text:p text:style-name="P5"><text:span text:style-name="T8">Interviewer : Srikanth V</text:span></text:p>
          </draw:text-box>
        </draw:frame>
        <draw:frame presentation:style-name="pr4" draw:text-style-name="P8" draw:layer="layout" svg:width="25.199cm" svg:height="15.2cm" svg:x="1.4cm" svg:y="2.8cm" presentation:class="outline" presentation:user-transformed="true">
          <draw:text-box>
            <text:p><text:span text:style-name="T4">1)Memmove() Own implementation without using temparory buffer.</text:span></text:p>
            <text:p><text:span text:style-name="T4">2) strtok() own implementation</text:span></text:p>
            <text:p><text:span text:style-name="T4">3) swap two nibbles in a number </text:span></text:p>
            <text:p><text:span text:style-name="T4">4)BST deletion (with linking not with copying data)</text:span></text:p>
            <text:p><text:span text:style-name="T4">5)communication of two processes using messase queues(Full Duplex).</text:span></text:p>
            <text:p><text:span text:style-name="T4">6)A process sending more than 10 messages asynchronously through Shared <text:s text:c="3"/>memory to other process.how will you make sure that the messages are received by receiver as sender is continuously overwriting in shared memory.</text:span></text:p>
            <text:p><text:span text:style-name="T4">7)Program on Thread priorities</text:span></text:p>
            <text:p><text:span text:style-name="T4">8) Differences between fork() and vfork().</text:span></text:p>
            <text:p><text:span text:style-name="T4">9)Thread Synchronization using three threads. critical section shoulb be deleting a node in linked list.</text:span></text:p>
            <text:p><text:span text:style-name="T4">10) what is priority inversion. How can we overcome it.</text:span></text:p>
            <text:p><text:span text:style-name="T4">11) swap two adjacent nodes in a linked list.</text:span></text:p>
            <text:p><text:span text:style-name="T4">12)Rotation of given string.</text:span></text:p>
            <text:p><text:span text:style-name="T4">13)Reverse of a linked list using recursion.</text:span></text:p>
            <text:list text:style-name="L2">
              <text:list-header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2" draw:text-style-name="P5" draw:layer="layout" svg:width="11cm" svg:height="1.963cm" svg:x="0.8cm" svg:y="0.837cm" presentation:class="title" presentation:user-transformed="true">
          <draw:text-box>
            <text:p text:style-name="P5"><text:span text:style-name="T8">Interviewer : Venkatgiri T</text:span></text:p>
          </draw:text-box>
        </draw:frame>
        <draw:frame presentation:style-name="pr4" draw:text-style-name="P8" draw:layer="layout" svg:width="25.199cm" svg:height="16.8cm" svg:x="1.2cm" svg:y="3.4cm" presentation:class="outline" presentation:user-transformed="true">
          <draw:text-box>
            <text:list text:style-name="L4">
              <text:list-item>
                <text:p text:style-name="P8"><text:span text:style-name="T4">Reverse of a linked list using recursion.</text:span></text:p>
              </text:list-item>
              <text:list-item>
                <text:p text:style-name="P8"><text:span text:style-name="T4">Check wheather the binary number is palindrome or not.</text:span></text:p>
              </text:list-item>
              <text:list-item>
                <text:p text:style-name="P8"><text:span text:style-name="T4">Quick sort Implementation.</text:span></text:p>
              </text:list-item>
              <text:list-item>
                <text:p text:style-name="P8"><text:span text:style-name="T4">Strcasecmp() own implementation.</text:span></text:p>
              </text:list-item>
              <text:list-item>
                <text:p text:style-name="P8"><text:span text:style-name="T4">Find the nth node in a linked list from the last.</text:span></text:p>
              </text:list-item>
              <text:list-item>
                <text:p text:style-name="P8"><text:span text:style-name="T4">Dynamic memory allocation <text:s/>and deallocation of two dimensional array.</text:span></text:p>
              </text:list-item>
              <text:list-item>
                <text:p text:style-name="P8"><text:span text:style-name="T4">Detect and delete a loop in single linked list.</text:span></text:p>
              </text:list-item>
              <text:list-item>
                <text:p text:style-name="P8"><text:span text:style-name="T4">Find the size of the file without using loops.</text:span></text:p>
              </text:list-item>
              <text:list-item>
                <text:p text:style-name="P8"><text:span text:style-name="T4">Find the absolute number of a number using bitwise</text:span></text:p>
              </text:list-item>
              <text:list-item>
                <text:p text:style-name="P8"><text:span text:style-name="T4">Ex: -5 <text:s/>4 <text:s/>-3</text:span></text:p>
              </text:list-item>
              <text:list-item>
                <text:p><text:span text:style-name="T4">5 <text:s text:c="2"/>4 <text:s/>3</text:span></text:p>
              </text:list-item>
              <text:list-item>
                <text:p text:style-name="P8"><text:span text:style-name="T4">Reverse of a words in a given sentance without using temparory buffer</text:span></text:p>
              </text:list-item>
              <text:list-item>
                <text:p text:style-name="P8"><text:span text:style-name="T4">Ex: Global Edge Software Ltd</text:span></text:p>
              </text:list-item>
              <text:list-item>
                <text:p><text:span text:style-name="T4">Ltd Software Edge Global</text:span></text:p>
              </text:list-item>
            </text:list>
            <text:list text:style-name="L2">
              <text:list-item>
                <text:list>
                  <text:list-header>
                    <text:p><text:span text:style-name="T10"/></text:p>
                    <text:p><text:span text:style-name="T10"/></text:p>
                    <text:p><text:span text:style-name="T10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2" draw:text-style-name="P5" draw:layer="layout" svg:width="10.2cm" svg:height="1.963cm" svg:x="0.8cm" svg:y="0.837cm" presentation:class="title" presentation:user-transformed="true">
          <draw:text-box>
            <text:p text:style-name="P5"><text:span text:style-name="T8">Interviewer : Venkatgiri T</text:span></text:p>
          </draw:text-box>
        </draw:frame>
        <draw:frame presentation:style-name="pr4" draw:text-style-name="P8" draw:layer="layout" svg:width="25.199cm" svg:height="13.8cm" svg:x="0.801cm" svg:y="3.2cm" presentation:class="outline" presentation:user-transformed="true">
          <draw:text-box>
            <text:list text:style-name="L4">
              <text:list-item>
                <text:p text:style-name="P8"><text:span text:style-name="T10">Makefile</text:span></text:p>
              </text:list-item>
              <text:list-item>
                <text:p text:style-name="P8"><text:span text:style-name="T4">GDB</text:span></text:p>
              </text:list-item>
              <text:list-item>
                <text:p text:style-name="P8"><text:span text:style-name="T4">Communication between two processes using message queues.</text:span></text:p>
              </text:list-item>
              <text:list-item>
                <text:p text:style-name="P8"><text:span text:style-name="T4">Explain about shared memory, shemaphore, Pipes and FIFO <text:s/>with program</text:span></text:p>
              </text:list-item>
              <text:list-item>
                <text:p text:style-name="P8"><text:span text:style-name="T4">Sytem call invocation.</text:span></text:p>
              </text:list-item>
              <text:list-item>
                <text:p text:style-name="P8"><text:span text:style-name="T4">Signals</text:span></text:p>
              </text:list-item>
              <text:list-item>
                <text:p text:style-name="P8"><text:span text:style-name="T4">Thread synchronization using mutex locks.</text:span></text:p>
              </text:list-item>
              <text:list-item>
                <text:p text:style-name="P8"><text:span text:style-name="T4">What is the use of conditional variables.</text:span></text:p>
              </text:list-item>
              <text:list-item>
                <text:p text:style-name="P8"><text:span text:style-name="T4">Difference between fork() and vfork();</text:span></text:p>
              </text:list-item>
              <text:list-item>
                <text:p text:style-name="P8"><text:span text:style-name="T4">Creation of a process using clone() system calls.</text:span></text:p>
              </text:list-item>
              <text:list-item>
                <text:p text:style-name="P8"><text:span text:style-name="T4">Explain COW mechanis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3" draw:text-style-name="P5" draw:layer="layout" svg:width="9cm" svg:height="2.163cm" svg:x="1.4cm" svg:y="0.837cm" presentation:class="title" presentation:user-transformed="true">
          <draw:text-box>
            <text:p text:style-name="P5"><text:span text:style-name="T8">Interviewer: Kiran</text:span></text:p>
          </draw:text-box>
        </draw:frame>
        <draw:frame presentation:style-name="pr4" draw:text-style-name="P9" draw:layer="layout" svg:width="25.199cm" svg:height="16.6cm" svg:x="1.4cm" svg:y="3cm" presentation:class="outline" presentation:user-transformed="true">
          <draw:text-box>
            <text:list text:style-name="L4">
              <text:list-item>
                <text:p text:style-name="P9"><text:span text:style-name="T4">memory layout of c program</text:span></text:p>
              </text:list-item>
              <text:list-item>
                <text:p text:style-name="P9"><text:span text:style-name="T4">storage class</text:span></text:p>
              </text:list-item>
              <text:list-item>
                <text:p text:style-name="P9"><text:span text:style-name="T4">difference between structure and union </text:span></text:p>
              </text:list-item>
              <text:list-item>
                <text:p text:style-name="P9"><text:span text:style-name="T4">what is bit field?</text:span></text:p>
              </text:list-item>
              <text:list-item>
                <text:p text:style-name="P9"><text:span text:style-name="T4">what is pragma pack?</text:span></text:p>
              </text:list-item>
              <text:list-item>
                <text:p text:style-name="P9"><text:span text:style-name="T4">what is process syncronization?</text:span></text:p>
              </text:list-item>
              <text:list-item>
                <text:p text:style-name="P9"><text:span text:style-name="T4">what is cow mechanism?</text:span></text:p>
              </text:list-item>
              <text:list-item>
                <text:p text:style-name="P9"><text:span text:style-name="T4">what is difference between process and thread?</text:span></text:p>
              </text:list-item>
              <text:list-item>
                <text:p text:style-name="P9"><text:span text:style-name="T4">why thread is called light weight process?</text:span></text:p>
              </text:list-item>
              <text:list-item>
                <text:p text:style-name="P9"><text:span text:style-name="T4">write a program to delete middle node</text:span></text:p>
              </text:list-item>
              <text:list-item>
                <text:p text:style-name="P9"><text:span text:style-name="T4">write a function to print a doubly linked list in reverse order</text:span></text:p>
              </text:list-item>
              <text:list-item>
                <text:p text:style-name="P9"><text:span text:style-name="T4">write a program to find number of set bits in a number</text:span></text:p>
              </text:list-item>
              <text:list-item>
                <text:p text:style-name="P9"><text:span text:style-name="T4">write a program to swap the nibbles of a number</text:span></text:p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0" draw:layer="layout" svg:width="11.4cm" svg:height="1.763cm" svg:x="1.4cm" svg:y="0.837cm" presentation:class="title" presentation:user-transformed="true">
          <draw:text-box>
            <text:p text:style-name="P10"><text:span text:style-name="T8">Interviewer : Aparna N salian</text:span><text:span text:style-name="T12"> </text:span></text:p>
          </draw:text-box>
        </draw:frame>
        <draw:frame presentation:style-name="pr4" draw:layer="layout" svg:width="25.199cm" svg:height="16.4cm" svg:x="1.4cm" svg:y="3.2cm" presentation:class="outline" presentation:user-transformed="true">
          <draw:text-box>
            <text:p><text:span text:style-name="T4">1)How to allocate memory dynamically to structure members?</text:span></text:p>
            <text:p><text:span text:style-name="T4">2) What is the disadvantage of dynamic memory allocation?</text:span></text:p>
            <text:p><text:span text:style-name="T4">3)write a program to delete N number of nodes in linked list?</text:span></text:p>
            <text:p><text:span text:style-name="T4">4)write a program to insert elements in sorted order?</text:span></text:p>
            <text:p><text:span text:style-name="T4">5)write a program to delete a node and replace with new node?</text:span></text:p>
            <text:p><text:span text:style-name="T4">6)Explain the algorithm of Binary search?</text:span></text:p>
            <text:p><text:span text:style-name="T4">7)WAP program to display Linked list?</text:span></text:p>
            <text:p><text:span text:style-name="T4">8) WAP to Synchronize the threads using seamaphores?</text:span></text:p>
            <text:p><text:span text:style-name="T4">9) Pair swap in a Doubly linked list?</text:span></text:p>
            <text:p><text:span text:style-name="T4">10) Find the largest chain of non repeating letters in a string in an input string <text:s/>and print its size?</text:span></text:p>
            <text:p><text:span text:style-name="T4"><text:s text:c="27"/></text:span><text:span text:style-name="T4">Ex1: <text:s/>input: <text:s/>abbcdeeefghijkklllmno</text:span></text:p>
            <text:p><text:span text:style-name="T4"><text:s text:c="36"/></text:span><text:span text:style-name="T4">output: fghij</text:span></text:p>
            <text:p><text:span text:style-name="T4"/></text:p>
            <text:p><text:span text:style-name="T4"><text:s text:c="27"/></text:span><text:span text:style-name="T4">Ex2: <text:s/>input: <text:s text:c="2"/>abccddeffg</text:span></text:p>
            <text:p><text:span text:style-name="T4"><text:s text:c="36"/></text:span><text:span text:style-name="T4">output: ab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text-style-name="P10" draw:layer="layout" svg:width="7.2cm" svg:height="1.363cm" svg:x="1.4cm" svg:y="0.837cm" presentation:class="title" presentation:user-transformed="true">
          <draw:text-box>
            <text:p text:style-name="P10"><text:span text:style-name="T8">Interviewer: Rajani</text:span></text:p>
          </draw:text-box>
        </draw:frame>
        <draw:frame presentation:style-name="pr4" draw:layer="layout" svg:width="25.199cm" svg:height="16.2cm" svg:x="1.4cm" svg:y="3cm" presentation:class="outline" presentation:user-transformed="true">
          <draw:text-box>
            <text:p><text:span text:style-name="T10">1.Explain about storage class specifiers and storage class.</text:span></text:p>
            <text:p><text:span text:style-name="T10">2. Difference between function static and file static?</text:span></text:p>
            <text:p><text:span text:style-name="T10">3. How to access file static variable value in another file?</text:span></text:p>
            <text:p><text:span text:style-name="T10">4. write function pointer passing function address accepts function pointer in function that returns function pointer.</text:span></text:p>
            <text:p><text:span text:style-name="T10">5. If we allocate memory dynamically where storing address to two pointers(ptr1, ptr2) now free one of the pointer(ptr1) can we access ptr2 using the same</text:span></text:p>
            <text:p><text:span text:style-name="T10">address?</text:span></text:p>
            <text:p><text:span text:style-name="T10">6. is this possible to modify constant variable locally and in global?</text:span></text:p>
            <text:p><text:span text:style-name="T10">7. what is the result? *a[4] ---&gt; a++ and (*a)[4] ---&gt; a++?</text:span></text:p>
            <text:p><text:span text:style-name="T10">8. Write own string compare function.</text:span></text:p>
            <text:p><text:span text:style-name="T10">9. Reverse the Integer value using bitwise operation.</text:span></text:p>
            <text:p><text:span text:style-name="T10">10. Swap the integer nibbles of integer value. Each time user have to choose which nibble have to swap at the run time. using bitwise operation.</text:span></text:p>
            <text:p><text:span text:style-name="T10">11. Swap 2 bit positions in single number using bitwise operation.</text:span></text:p>
            <text:p><text:span text:style-name="T10">12. Count the set bits in an integer using bitwise operation.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text-style-name="P5" draw:layer="layout" svg:width="7.2cm" svg:height="1.363cm" svg:x="1.4cm" svg:y="0.837cm" presentation:class="title" presentation:user-transformed="true">
          <draw:text-box>
            <text:p text:style-name="P5"><text:span text:style-name="T8">I</text:span><text:span text:style-name="T2">nterviewer: Rajani</text:span></text:p>
          </draw:text-box>
        </draw:frame>
        <draw:frame presentation:style-name="pr4" draw:text-style-name="P8" draw:layer="layout" svg:width="25.199cm" svg:height="16.2cm" svg:x="1.4cm" svg:y="3cm" presentation:class="outline" presentation:user-transformed="true">
          <draw:text-box>
            <text:p text:style-name="P8"><text:span text:style-name="T10">1. Insert double link list.</text:span></text:p>
            <text:p text:style-name="P8"><text:span text:style-name="T10">2. delete double link list.</text:span></text:p>
            <text:p text:style-name="P8"><text:span text:style-name="T10">3. Insert at middle in an double link list.</text:span></text:p>
            <text:p text:style-name="P8"><text:span text:style-name="T10">4. Using only one traverse insert at the middle.</text:span></text:p>
            <text:p text:style-name="P8"><text:span text:style-name="T10">5. Binary search tree Insert.</text:span></text:p>
            <text:p text:style-name="P8"><text:span text:style-name="T10">6. Binary search tree delete.</text:span></text:p>
            <text:p text:style-name="P8"><text:span text:style-name="T10">7. Find the circular loop.</text:span></text:p>
            <text:p text:style-name="P8"><text:span text:style-name="T10">8. In a circular loop write generic code for inserting both first and last node(using poiters travers should be only one time at first).</text:span></text:p>
            <text:p text:style-name="P8"><text:span text:style-name="T10">9. Reverse the double link list.</text:span></text:p>
            <text:p text:style-name="P8"><text:span text:style-name="T10">10. Using one traverse find the middle in double link list and insert at the middle. 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09:54:53.630673476</meta:creation-date>
    <dc:date>2019-06-25T12:51:18.011653145</dc:date>
    <meta:editing-duration>PT40M34S</meta:editing-duration>
    <meta:editing-cycles>7</meta:editing-cycles>
    <meta:generator>LibreOffice/4.2.7.2$Linux_x86 LibreOffice_project/420m0$Build-2</meta:generator>
    <meta:document-statistic meta:object-count="88"/>
  </office:meta>
</office:document-meta>
</file>